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3C61DDE1F87FD8D76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2ccd" officeooo:paragraph-rsid="000a48d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2ccd" officeooo:paragraph-rsid="000a48d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7c262" officeooo:paragraph-rsid="000a48d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0a48d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cf2" officeooo:paragraph-rsid="000a48d6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fffc" officeooo:paragraph-rsid="000a48d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7c262" officeooo:paragraph-rsid="000a48d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6fffc" officeooo:paragraph-rsid="000a48d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0cf2" officeooo:paragraph-rsid="000a48d6" style:font-size-asian="12pt" style:font-weight-asian="bold" style:font-size-complex="12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2ccd" officeooo:paragraph-rsid="000a48d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6fffc" officeooo:paragraph-rsid="000a48d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712979" officeooo:paragraph-rsid="000a48d6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0a48d6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0a48d6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9c0ed" officeooo:paragraph-rsid="000a48d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a48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81d" style:font-weight-asian="bold" style:font-weight-complex="bold"/>
    </style:style>
    <style:style style:name="T3" style:family="text">
      <style:text-properties fo:font-weight="bold" officeooo:rsid="0069c0ed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459fe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5cba5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6fffc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0a48d6" style:font-size-asian="12pt" style:font-weight-asian="bold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69c0ed"/>
    </style:style>
    <style:style style:name="T15" style:family="text">
      <style:text-properties officeooo:rsid="006b55f9"/>
    </style:style>
    <style:style style:name="T16" style:family="text">
      <style:text-properties officeooo:rsid="00725e5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4</text:span><text:span text:style-name="T5">0</text:span><text:span text:style-name="T12">2</text:span><text:span text:style-name="T6"> –</text:span><text:span text:style-name="T11"> </text:span><text:span text:style-name="T12">Target Wingspans</text:span></text:p>
      <text:p text:style-name="P3"/>
      <text:p text:style-name="P2"><draw:frame draw:style-name="fr1" draw:name="Image1" text:anchor-type="char" svg:width="6.4in" svg:height="9.6598in" draw:z-index="0"><draw:image xlink:href="Pictures/1000000100000280000003C61DDE1F87FD8D76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8:19:06.389000000</meta:creation-date>
    <dc:date>2024-01-07T18:20:35.042000000</dc:date>
    <meta:editing-duration>PT1M28S</meta:editing-duration>
    <meta:editing-cycles>1</meta:editing-cycles>
    <meta:document-statistic meta:table-count="0" meta:image-count="1" meta:object-count="0" meta:page-count="1" meta:paragraph-count="1" meta:word-count="3" meta:character-count="22" meta:non-whitespace-character-count="19"/>
    <meta:generator>LibreOffice/7.4.0.3$Windows_X86_64 LibreOffice_project/f85e47c08ddd19c015c0114a68350214f7066f5a</meta:generator>
  </office:meta>
</office:document-meta>
</file>